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75mm"/>
    </style:style>
    <style:style style:name="Table1.B" style:family="table-column">
      <style:table-column-properties style:column-width="37.99mm"/>
    </style:style>
    <style:style style:name="Table1.C" style:family="table-column">
      <style:table-column-properties style:column-width="27.9mm"/>
    </style:style>
    <style:style style:name="Table1.D" style:family="table-column">
      <style:table-column-properties style:column-width="19.49mm"/>
    </style:style>
    <style:style style:name="Table1.F" style:family="table-column">
      <style:table-column-properties style:column-width="48.38mm"/>
    </style:style>
    <style:style style:name="Table1.1" style:family="table-row">
      <style:table-row-properties style:min-row-height="12.98mm" fo:keep-together="auto"/>
    </style:style>
    <style:style style:name="Table1.A1" style:family="table-cell">
      <style:table-cell-properties style:vertical-align="middle" fo:background-color="#c0c0c0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c0c0c0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8.27mm" fo:keep-together="auto"/>
    </style:style>
    <style:style style:name="Table1.A5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5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6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10.2mm" fo:keep-together="auto"/>
    </style:style>
    <style:style style:name="Table1.A7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3" style:family="paragraph" style:parent-style-name="Standard">
      <style:text-properties style:font-name="Times New Roman1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9pt" fo:font-weight="bold" style:font-size-asian="19pt" style:font-weight-asian="bold" style:font-size-complex="19pt" style:font-weight-complex="bold"/>
    </style:style>
    <style:style style:name="P6" style:family="paragraph" style:parent-style-name="Standard">
      <style:text-properties style:font-name="Times New Roman1" fo:font-style="italic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12.75mm"/>
          <style:tab-stop style:position="101.99mm"/>
        </style:tab-stops>
      </style:paragraph-properties>
      <style:text-properties style:font-name="Times New Roman1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mm" fo:margin-right="0mm" fo:text-indent="6.01mm" style:auto-text-indent="false"/>
      <style:text-properties style:font-name="Times New Roman1" fo:font-weight="bold" style:font-weight-asian="bold" style:font-weight-complex="bold"/>
    </style:style>
    <style:style style:name="P18" style:family="paragraph" style:parent-style-name="Standard">
      <style:paragraph-properties fo:margin-left="6.01mm" fo:margin-right="0mm" fo:text-indent="0mm" style:auto-text-indent="false"/>
      <style:text-properties style:font-name="Times New Roman1"/>
    </style:style>
    <style:style style:name="P19" style:family="paragraph" style:parent-style-name="Standard">
      <style:paragraph-properties fo:margin-left="6.01mm" fo:margin-right="0mm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style:font-name="Times New Roman1"/>
    </style:style>
    <style:style style:name="P22" style:family="paragraph" style:parent-style-name="Standard" style:list-style-name="L5">
      <style:text-properties style:font-name="Times New Roman1"/>
    </style:style>
    <style:style style:name="P23" style:family="paragraph" style:parent-style-name="Standard" style:list-style-name="L5"/>
    <style:style style:name="P24" style:family="paragraph" style:parent-style-name="Standard">
      <style:paragraph-properties fo:margin-left="0mm" fo:margin-right="0mm" fo:text-indent="0mm" style:auto-text-indent="fals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25" style:family="paragraph" style:parent-style-name="Standard" style:list-style-name="L2">
      <style:paragraph-properties fo:margin-left="6.01mm" fo:margin-right="0mm" fo:text-indent="0mm" style:auto-text-indent="false"/>
    </style:style>
    <style:style style:name="P26" style:family="paragraph" style:parent-style-name="Standard" style:list-style-name="L3">
      <style:paragraph-properties fo:margin-left="6.01mm" fo:margin-right="0mm" fo:text-indent="0mm" style:auto-text-indent="false"/>
      <style:text-properties style:font-name="Times New Roman1"/>
    </style:style>
    <style:style style:name="P27" style:family="paragraph" style:parent-style-name="Standard" style:list-style-name="L4">
      <style:paragraph-properties fo:margin-left="6.01mm" fo:margin-right="0mm" fo:text-indent="0mm" style:auto-text-indent="false"/>
    </style:style>
    <style:style style:name="P28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-complex="Times New Roman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style:style style:name="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ỘNG HÒA XÃ HỘI CHỦ NGHĨA VIỆT NAM </text:p>
      <text:p text:style-name="P2">Ðộc lập - Tự do - Hạnh phúc </text:p>
      <text:p text:style-name="P4">------------------------ </text:p>
      <text:p text:style-name="P1"/>
      <text:p text:style-name="P5">HỢP ĐỒNG KINH TẾ </text:p>
      <text:p text:style-name="P1"/>
      <text:p text:style-name="P3">Số: <text:s/><text:span text:style-name="T3"><text:placeholder text:placeholder-type="text">&lt;o.name&gt;</text:placeholder></text:span> </text:p>
      <text:list xml:id="list1872940421" text:style-name="L1">
        <text:list-item>
          <text:p text:style-name="P21">Căn cứ Bộ Luật Dân sự ngày 14 tháng 6 năm 2005; </text:p>
        </text:list-item>
        <text:list-item>
          <text:p text:style-name="P20">Că<text:span text:style-name="T2">n cứ Luật Thương mại ngày 14 tháng 6 năm 2005; </text:span></text:p>
        </text:list-item>
        <text:list-item>
          <text:p text:style-name="P20"><text:span text:style-name="T2">Căn cứ</text:span> chức năng nhiệm vụ, khả năng và nhu cầu của hai bên.</text:p>
        </text:list-item>
      </text:list>
      <text:p text:style-name="P1"/>
      <text:p text:style-name="P6">Tp.HCM, ngày <text:span text:style-name="T4"><text:placeholder text:placeholder-type="text">&lt;o.tu_ngay[8:10]&gt;</text:placeholder></text:span> <text:s/>tháng <text:span text:style-name="T4"><text:placeholder text:placeholder-type="text">&lt;o.tu_ngay[5:7]&gt;</text:placeholder></text:span> năm <text:span text:style-name="T4"><text:placeholder text:placeholder-type="text">&lt;o.tu_ngay[:4]&gt;</text:placeholder></text:span>, chúng tôi gồm có: </text:p>
      <text:p text:style-name="P1"/>
      <text:p text:style-name="P3">BÊN A (Bên Mua ) <text:s text:c="5"/>: <text:span text:style-name="T3"><text:placeholder text:placeholder-type="text">&lt;o.partner_id.name&gt;</text:placeholder></text:span></text:p>
      <text:p text:style-name="P1"><text:tab/>Ðịa chỉ pháp lý : <text:span text:style-name="T4"><text:placeholder text:placeholder-type="text">&lt;o.partner_id and o.partner_id.street or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/text:p>
      <text:p text:style-name="P1"><text:tab/>Ðiện thoại<text:tab/> <text:s/>: <text:s/><text:span text:style-name="T5"><text:placeholder text:placeholder-type="text">&lt;o.partner_id and o.partner_id.phone or ''&gt;</text:placeholder></text:span></text:p>
      <text:p text:style-name="P1"><text:tab/>Mã số thuế<text:tab/> <text:s/>: <text:s/><text:span text:style-name="T5"><text:placeholder text:placeholder-type="text">&lt;o.partner_id and o.partner_id.vat or ''&gt;</text:placeholder></text:span></text:p>
      <text:p text:style-name="P1"><text:tab/>Tài khoản số <text:tab/> <text:s/>: <text:s/><text:span text:style-name="T5"><text:placeholder text:placeholder-type="text">&lt;get_nganhang(o)&gt;</text:placeholder></text:span></text:p>
      <text:p text:style-name="P7"><text:tab/>Do Ông <text:s text:c="12"/>: <text:span text:style-name="T5"><text:placeholder text:placeholder-type="text">&lt;o.partner_id and o.partner_id.nguoi_daidien or ''&gt;</text:placeholder></text:span><text:tab/>Chức vụ: <text:span text:style-name="T5"><text:placeholder text:placeholder-type="text">&lt;o.partner_id and o.partner_id.chuc_vu or ''&gt;</text:placeholder></text:span></text:p>
      <text:p text:style-name="P1"/>
      <text:p text:style-name="P3">BÊN B (Bên Bán) <text:s text:c="5"/>: <text:span text:style-name="T3"><text:placeholder text:placeholder-type="text">&lt;o.company_id.name&gt;</text:placeholder></text:span></text:p>
      <text:p text:style-name="P1"><text:s text:c="2"/><text:tab/>Ðịa chỉ pháp lý<text:tab/>: 125/11 Nguyễn Cửu Vân, Phường 17, Bình Thạnh, T</text:p>
      <text:p text:style-name="P1"><text:s text:c="2"/><text:tab/>Ðịa chỉ giao dịch : <text:s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.</text:span> </text:p>
      <text:p text:style-name="P1"><text:s text:c="2"/><text:tab/>Ðiện thoại<text:tab/>: <text:s/><text:span text:style-name="T5"><text:placeholder text:placeholder-type="text">&lt;o.company_id and o.company_id.phone or ''&gt;</text:placeholder></text:span> <text:s/><text:tab/><text:tab/>Fax: <text:span text:style-name="T5"><text:placeholder text:placeholder-type="text">&lt;o.company_id and  o.company_id.fax or ''&gt;</text:placeholder></text:span> </text:p>
      <text:p text:style-name="P1"><text:s text:c="2"/><text:tab/>Mã số thuế<text:tab/>: <text:s/><text:span text:style-name="T1">0 3 0 2 9 1 0 1 5 7</text:span></text:p>
      <text:p text:style-name="P1"><text:s text:c="2"/><text:tab/>Tài khoản số <text:tab/>: <text:s/>210214851008756 – Ngân Hàng Eximbank – CN Tân Sơn Nhất. </text:p>
      <text:p text:style-name="P1"><text:s text:c="2"/><text:tab/>Do Ông<text:tab/>: <text:span text:style-name="T1">VŨ ANH PHONG</text:span> <text:s text:c="26"/>Chức vụ : Giám Đốc làm đại diện. </text:p>
      <text:p text:style-name="P1"><text:s text:c="5"/></text:p>
      <text:p text:style-name="P1">Hai bên thỏa thuận và thống nhất ký kết hợp đồng mua bán với các điều khoản sau : </text:p>
      <text:p text:style-name="P1"/>
      <text:p text:style-name="P3">ÐIỀU 1 : CHỦNG LOẠI – CHẤT LƯỢNG – ĐƠN GIÁ HÀNG HÓA </text:p>
      <text:p text:style-name="P1"><text:s/>Bên B bán cho bên A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8">STT</text:p>
          </table:table-cell>
          <table:table-cell table:style-name="Table1.A1" office:value-type="string">
            <text:p text:style-name="P8">TÊN HÀNG HÓA</text:p>
          </table:table-cell>
          <table:table-cell table:style-name="Table1.A1" office:value-type="string">
            <text:p text:style-name="P8">SỐ LƯỢNG</text:p>
          </table:table-cell>
          <table:table-cell table:style-name="Table1.A1" office:value-type="string">
            <text:p text:style-name="P8">ĐVT</text:p>
          </table:table-cell>
          <table:table-cell table:style-name="Table1.A1" office:value-type="string">
            <text:p text:style-name="P8">ĐƠN GIÁ</text:p>
          </table:table-cell>
          <table:table-cell table:style-name="Table1.F1" office:value-type="string">
            <text:p text:style-name="P8">THÀNH TIỀN</text:p>
          </table:table-cell>
        </table:table-row>
        <table:table-row table:style-name="Table1.2">
          <table:table-cell table:style-name="Table1.A2" table:number-columns-spanned="6" office:value-type="string">
            <text:p text:style-name="P12"><text:placeholder text:placeholder-type="text">&lt;for each="sequence,line in enumerate(o.hopdo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<text:placeholder text:placeholder-type="text">&lt;sequence + 1&gt;</text:placeholder></text:p>
          </table:table-cell>
          <table:table-cell table:style-name="Table1.B3" office:value-type="string">
            <text:p text:style-name="P13"><text:placeholder text:placeholder-type="text">&lt;line.name&gt;</text:placeholder></text:p>
          </table:table-cell>
          <table:table-cell table:style-name="Table1.C3" office:value-type="string">
            <text:p text:style-name="P14"><text:placeholder text:placeholder-type="text">&lt;convert_f_amount(line.product_qty)&gt;</text:placeholder></text:p>
          </table:table-cell>
          <table:table-cell table:style-name="Table1.D3" office:value-type="string">
            <text:p text:style-name="P14"><text:placeholder text:placeholder-type="text">&lt;line.product_uom and line.product_uom.name or ''&gt;</text:placeholder></text:p>
          </table:table-cell>
          <table:table-cell table:style-name="Table1.E3" office:value-type="string">
            <text:p text:style-name="P15"><text:placeholder text:placeholder-type="text">&lt;convert_f_amount(line.price_unit)&gt;</text:placeholder></text:p>
          </table:table-cell>
          <table:table-cell table:style-name="Table1.F3" office:value-type="string">
            <text:p text:style-name="P15"><text:placeholder text:placeholder-type="text">&lt;convert_f_amount(line.price_subtotal)&gt;</text:placeholder></text:p>
          </table:table-cell>
        </table:table-row>
        <text:soft-page-break/>
        <table:table-row table:style-name="Table1.4">
          <table:table-cell table:style-name="Table1.A4" table:number-columns-spanned="6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11">Thuế <text:span text:style-name="T6"><text:placeholder text:placeholder-type="text">&lt;get_tax(o)&gt;</text:placeholder></text:span>% VAT:</text:p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6"><text:placeholder text:placeholder-type="text">&lt;convert_f_amount(o.amount_tax)&gt;</text:placeholder></text:p>
          </table:table-cell>
        </table:table-row>
        <table:table-row table:style-name="Table1.5">
          <table:table-cell table:style-name="Table1.A6" table:number-columns-spanned="5" office:value-type="string">
            <text:p text:style-name="P11">Tổng Cộng:</text:p>
          </table:table-cell>
          <table:covered-table-cell/>
          <table:covered-table-cell/>
          <table:covered-table-cell/>
          <table:covered-table-cell/>
          <table:table-cell table:style-name="Table1.F6" office:value-type="string">
            <text:p text:style-name="P16"><text:placeholder text:placeholder-type="text">&lt;convert_f_amount(o.amount_total)&gt;</text:placeholder></text:p>
          </table:table-cell>
        </table:table-row>
        <table:table-row table:style-name="Table1.7">
          <table:table-cell table:style-name="Table1.A7" table:number-columns-spanned="6" office:value-type="string">
            <text:p text:style-name="P28">Bằng chữ: <text:span text:style-name="T6"><text:placeholder text:placeholder-type="text">&lt;convert(o.amount_total)&gt;</text:placeholder></text:span><text:span text:style-name="T6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/></text:p>
      <text:p text:style-name="P24"><text:placeholder text:placeholder-type="text">&lt;o.quycachdonggoi_chatluong&gt;</text:placeholder></text:p>
      <text:p text:style-name="P1"/>
      <text:p text:style-name="P1"><text:span text:style-name="T1">ÐIỀU 2 : ĐIỀU KIỆN – THỜI GIAN – ĐỊA ĐIỂM GIAO NHẬN HÀNG</text:span> </text:p>
      <text:p text:style-name="P18">- Thời gian nhận hàng <text:s text:c="6"/><text:tab/> <text:s text:c="4"/>: <text:s/><text:span text:style-name="T4"><text:placeholder text:placeholder-type="text">&lt;o.ngay_nhanhang&gt;</text:placeholder></text:span>.</text:p>
      <text:list xml:id="list1975357673" text:style-name="L2">
        <text:list-header>
          <text:p text:style-name="P25"><text:span text:style-name="T2">- Địa</text:span> điểm giao/nhận hàng <text:s text:c="10"/>: <text:s/><text:span text:style-name="T7"><text:placeholder text:placeholder-type="text">&lt;o.diadiem_nhanhang&gt;</text:placeholder></text:span><text:span text:style-name="T7">.</text:span></text:p>
        </text:list-header>
      </text:list>
      <text:list xml:id="list559220472" text:style-name="L3">
        <text:list-header>
          <text:p text:style-name="P26">- Thông báo giao và nhận hàng <text:s text:c="3"/>: <text:s/><text:span text:style-name="T7"><text:placeholder text:placeholder-type="text">&lt;o.thongbao_nhanhang&gt;</text:placeholder></text:span>.</text:p>
        </text:list-header>
      </text:list>
      <text:list xml:id="list665422945" text:style-name="L4">
        <text:list-header>
          <text:p text:style-name="P27"><text:span text:style-name="T2">- Bốc x</text:span>ếp mỗi bên chịu một đầu.</text:p>
        </text:list-header>
      </text:list>
      <text:p text:style-name="P17">Chứng từ kèm theo lô hàng: </text:p>
      <text:list xml:id="list1671493190" text:style-name="L5">
        <text:list-item>
          <text:p text:style-name="P22">Hóa đơn thương mại ( có thuế GTGT) : <text:s/>01 bản chính </text:p>
        </text:list-item>
        <text:list-item>
          <text:p text:style-name="P23">Bên <text:span text:style-name="T2">bán</text:span> hoàn toàn chịu trách nhiệm trước pháp luật về tính hợp pháp của hóa đơn. </text:p>
        </text:list-item>
      </text:list>
      <text:p text:style-name="P1"/>
      <text:p text:style-name="P3">ÐIỀU 3 :PHƯƠNG THỨC THANH TOÁN. </text:p>
      <text:p text:style-name="P19"><text:placeholder text:placeholder-type="text">&lt;o.phuongthuc_thanhtoan&gt;</text:placeholder></text:p>
      <text:p text:style-name="P1"/>
      <text:p text:style-name="P3">ÐIỀU 4 : ĐIỀU KHOẢN CHUNG </text:p>
      <text:p text:style-name="P19"><text:placeholder text:placeholder-type="text">&lt;get_dieukhoanchung()&gt;</text:placeholder></text:p>
      <text:p text:style-name="P1"/>
      <text:p text:style-name="P3">ĐẠI DIỆN BÊN A<text:tab/> <text:s text:c="32"/><text:tab/><text:tab/><text:tab/><text:tab/><text:tab/><text:tab/>ĐẠI DIỆN BÊN B </text:p>
      <text:p text:style-name="P1"><text:s text:c="4"/>(BÊN MUA)<text:tab/> <text:s text:c="32"/><text:tab/><text:tab/><text:tab/><text:tab/><text:tab/><text:tab/> <text:s text:c="5"/>(BÊN BÁN) </text:p>
      <text:p text:style-name="P1"/>
      <text:p text:style-name="P1"><text:tab/><text:tab/><text:tab/><text:tab/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5.9mm" fo:page-height="279.4mm" style:num-format="1" style:print-orientation="portrait" fo:margin-top="7.94mm" fo:margin-bottom="8.08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draw:line text:anchor-type="paragraph" draw:z-index="1" draw:style-name="Mgr1" draw:text-style-name="MP1" svg:x1="-0.05mm" svg:y1="-0.8mm" svg:x2="175.53mm" svg:y2="-1.15mm"><text:p/></draw:line>VIRUCO_BM-7.5/8-BH1-01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6T14:54:46</meta:creation-date>
    <dc:date>2016-03-25T14:46:10</dc:date>
    <dc:creator>TrongNguyen </dc:creator>
    <meta:editing-duration>PT3H1M13S</meta:editing-duration>
    <meta:editing-cycles>109</meta:editing-cycles>
    <meta:generator>LibreOffice/3.5$Linux_x86 LibreOffice_project/350m1$Build-2</meta:generator>
    <meta:document-statistic meta:table-count="1" meta:image-count="0" meta:object-count="0" meta:page-count="2" meta:paragraph-count="63" meta:word-count="421" meta:character-count="2765" meta:non-whitespace-character-count="2166"/>
  </office:meta>
</office:document-meta>
</file>